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4cm" fo:min-width="4.4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rect draw:style-name="gr1" draw:text-style-name="P1" draw:layer="layout" svg:width="15.875cm" svg:height="2.359cm" svg:x="0.365cm" svg:y="9.188cm">
          <text:p/>
        </draw:rect>
        <draw:rect draw:style-name="gr2" draw:text-style-name="P1" draw:layer="layout" svg:width="6.472cm" svg:height="2.359cm" svg:x="0.365cm" svg:y="6.24cm">
          <text:p text:style-name="P2">Lightsprint <text:span text:style-name="T1">GL</text:span></text:p>
        </draw:rect>
        <draw:rect draw:style-name="gr2" draw:text-style-name="P1" draw:layer="layout" svg:width="4.927cm" svg:height="2.359cm" svg:x="7.385cm" svg:y="6.263cm">
          <text:p text:style-name="P2">Lightsprint <text:span text:style-name="T1">IO</text:span></text:p>
        </draw:rect>
        <draw:frame draw:style-name="gr3" draw:text-style-name="P3" draw:layer="layout" svg:width="5.743cm" svg:height="1.348cm" svg:x="5.839cm" svg:y="9.706cm">
          <draw:text-box>
            <text:p text:style-name="P3">Lightsprint <text:span text:style-name="T1">Core</text:span></text:p>
          </draw:text-box>
        </draw:frame>
        <draw:rect draw:style-name="gr2" draw:text-style-name="P1" draw:layer="layout" svg:width="15.875cm" svg:height="2.359cm" svg:x="0.365cm" svg:y="0.365cm">
          <text:p text:style-name="P2">&lt; applications &gt;</text:p>
        </draw:rect>
        <draw:rect draw:style-name="gr2" draw:text-style-name="P1" draw:layer="layout" svg:width="4.927cm" svg:height="2.359cm" svg:x="0.366cm" svg:y="3.359cm">
          <text:p text:style-name="P2">Lightsprint <text:span text:style-name="T1">E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871cm" fo:margin-bottom="1.386cm" fo:margin-left="1.452cm" fo:margin-right="1.01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165a79a-7059095-e13bb37-fef39a4-9503d18</meta:generator>
    <meta:creation-date>2008-06-16T22:52:35</meta:creation-date>
    <dc:date>2013-12-02T13:35:41.92</dc:date>
    <meta:editing-cycles>3</meta:editing-cycles>
    <meta:editing-duration>PT33M58S</meta:editing-duration>
    <meta:document-statistic meta:object-count="6"/>
    <meta:user-defined meta:name="Informace 1"/>
    <meta:user-defined meta:name="Informace 2"/>
    <meta:user-defined meta:name="Informace 3"/>
    <meta:user-defined meta:name="Informace 4"/>
  </office:meta>
</office:document-meta>
</file>